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9dd" officeooo:paragraph-rsid="0011c9dd"/>
    </style:style>
    <style:style style:name="P2" style:family="paragraph" style:parent-style-name="Standard">
      <style:text-properties fo:color="#000000" loext:opacity="100%" officeooo:rsid="0011c9dd" officeooo:paragraph-rsid="0011c9d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1c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5"/><text:span text:style-name="T2">COMPTE RENDU</text:span></text:p>
      <text:p text:style-name="Standard"><text:span text:style-name="T2"/></text:p>
      <text:p text:style-name="Standard"><text:span text:style-name="T2"/></text:p>
      <text:p text:style-name="P1"><text:span text:style-name="T1">Jour 1 «19/09/2023» :</text:span></text:p>
      <text:p text:style-name="P1"><text:span text:style-name="T1"/></text:p>
      <text:p text:style-name="P2">- Création de compte GitHub, avec Selim, Driss et Shakethan.</text:p>
      <text:p text:style-name="P1">A l’aide de GitHub création de répertoire «lespanniersgourmands»</text:p>
      <text:p text:style-name="P1">Dans <text:s/>«lespanniersgourmands» on à ajouter :</text:p>
      <text:p text:style-name="P1">- Mission 1.odt</text:p>
      <text:p text:style-name="P1">- test.txt</text:p>
      <text:p text:style-name="P1">- index.html</text:p>
      <text:p text:style-name="P1">- compte_rendu.odt</text:p>
      <text:p text:style-name="P1">On c’est connecté tous au même ce qui a permit de pouvoir tous utiliser GitHub ensemble </text:p>
      <text:p text:style-name="P1"/>
      <text:p text:style-name="P1"/>
      <text:p text:style-name="P1"/>
      <text:p text:style-name="P1"/>
      <text:p text:style-name="P1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40:45.991000000</meta:creation-date>
    <dc:date>2023-09-19T12:36:34.023000000</dc:date>
    <meta:editing-duration>PT2H55M48S</meta:editing-duration>
    <meta:editing-cycles>1</meta:editing-cycles>
    <meta:document-statistic meta:table-count="0" meta:image-count="0" meta:object-count="0" meta:page-count="1" meta:paragraph-count="10" meta:word-count="55" meta:character-count="408" meta:non-whitespace-character-count="296"/>
    <meta:generator>LibreOffice/7.5.3.2$Windows_X86_64 LibreOffice_project/9f56dff12ba03b9acd7730a5a481eea045e468f3</meta:generator>
  </office:meta>
</office:document-meta>
</file>